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50ea" officeooo:paragraph-rsid="001b50ea"/>
    </style:style>
    <style:style style:name="P2" style:family="paragraph" style:parent-style-name="Standard">
      <style:text-properties style:text-underline-style="solid" style:text-underline-width="auto" style:text-underline-color="font-color" fo:font-weight="bold" officeooo:rsid="001ce243" officeooo:paragraph-rsid="001ce243" style:font-weight-asian="bold" style:font-weight-complex="bold"/>
    </style:style>
    <style:style style:name="P3" style:family="paragraph" style:parent-style-name="Standard">
      <style:text-properties style:text-underline-style="none" fo:font-weight="bold" officeooo:rsid="001ce243" officeooo:paragraph-rsid="001ce243" style:font-weight-asian="bold" style:font-weight-complex="bold"/>
    </style:style>
    <style:style style:name="P4" style:family="paragraph" style:parent-style-name="Standard">
      <style:text-properties style:text-underline-style="none" fo:font-weight="bold" officeooo:rsid="001d3838" officeooo:paragraph-rsid="001d3838" style:font-weight-asian="bold" style:font-weight-complex="bold"/>
    </style:style>
    <style:style style:name="P5" style:family="paragraph" style:parent-style-name="Standard">
      <style:text-properties style:text-underline-style="none" fo:font-weight="bold" officeooo:rsid="001b50ea" officeooo:paragraph-rsid="001b50ea" style:font-weight-asian="bold" style:font-weight-complex="bold"/>
    </style:style>
    <style:style style:name="P6" style:family="paragraph" style:parent-style-name="Standard">
      <style:text-properties style:text-underline-style="none" fo:font-weight="bold" officeooo:rsid="00252bf2" officeooo:paragraph-rsid="00252bf2" style:font-weight-asian="bold" style:font-weight-complex="bold"/>
    </style:style>
    <style:style style:name="P7" style:family="paragraph" style:parent-style-name="Standard">
      <style:text-properties style:text-underline-style="none" fo:font-weight="bold" officeooo:rsid="002b1330" officeooo:paragraph-rsid="002b1330" style:font-weight-asian="bold" style:font-weight-complex="bold"/>
    </style:style>
    <style:style style:name="P8" style:family="paragraph" style:parent-style-name="Standard">
      <style:text-properties style:text-underline-style="none" fo:font-weight="bold" officeooo:rsid="002bb404" officeooo:paragraph-rsid="002bb404" style:font-weight-asian="bold" style:font-weight-complex="bold"/>
    </style:style>
    <style:style style:name="P9" style:family="paragraph" style:parent-style-name="Standard">
      <style:text-properties style:text-underline-style="none" fo:font-weight="normal" officeooo:rsid="001ce243" officeooo:paragraph-rsid="001d3838" style:font-weight-asian="normal" style:font-weight-complex="normal"/>
    </style:style>
    <style:style style:name="P10" style:family="paragraph" style:parent-style-name="Standard">
      <style:text-properties style:text-underline-style="none" fo:font-weight="normal" officeooo:rsid="001d3838" officeooo:paragraph-rsid="001d3838" style:font-weight-asian="normal" style:font-weight-complex="normal"/>
    </style:style>
    <style:style style:name="P11" style:family="paragraph" style:parent-style-name="Standard">
      <style:text-properties style:text-underline-style="none" fo:font-weight="normal" officeooo:rsid="001d3838" officeooo:paragraph-rsid="00238027" style:font-weight-asian="normal" style:font-weight-complex="normal"/>
    </style:style>
    <style:style style:name="P12" style:family="paragraph" style:parent-style-name="Standard">
      <style:text-properties style:text-underline-style="none" fo:font-weight="normal" officeooo:rsid="001f721e" officeooo:paragraph-rsid="001f721e" style:font-weight-asian="normal" style:font-weight-complex="normal"/>
    </style:style>
    <style:style style:name="P13" style:family="paragraph" style:parent-style-name="Standard">
      <style:text-properties style:text-underline-style="none" fo:font-weight="normal" officeooo:rsid="00252bf2" officeooo:paragraph-rsid="00252bf2" style:font-weight-asian="normal" style:font-weight-complex="normal"/>
    </style:style>
    <style:style style:name="P14" style:family="paragraph" style:parent-style-name="Standard">
      <style:text-properties style:text-underline-style="none" fo:font-weight="normal" officeooo:rsid="00202ebc" officeooo:paragraph-rsid="00218781" style:font-weight-asian="normal" style:font-weight-complex="normal"/>
    </style:style>
    <style:style style:name="P15" style:family="paragraph" style:parent-style-name="Standard">
      <style:text-properties style:text-underline-style="none" fo:font-weight="normal" officeooo:rsid="002b1330" officeooo:paragraph-rsid="002b1330" style:font-weight-asian="normal" style:font-weight-complex="normal"/>
    </style:style>
    <style:style style:name="P16" style:family="paragraph" style:parent-style-name="Standard">
      <style:text-properties style:text-underline-style="none" fo:font-weight="normal" officeooo:rsid="002bb404" officeooo:paragraph-rsid="002bb404" style:font-weight-asian="normal" style:font-weight-complex="normal"/>
    </style:style>
    <style:style style:name="P17" style:family="paragraph" style:parent-style-name="Standard">
      <style:text-properties style:text-underline-style="none" fo:font-weight="bold" officeooo:rsid="001f721e" officeooo:paragraph-rsid="002f7026" style:font-weight-asian="bold" style:font-weight-complex="bold"/>
    </style:style>
    <style:style style:name="T1" style:family="text">
      <style:text-properties officeooo:rsid="001ce243"/>
    </style:style>
    <style:style style:name="T2" style:family="text">
      <style:text-properties officeooo:rsid="001d3838"/>
    </style:style>
    <style:style style:name="T3" style:family="text">
      <style:text-properties officeooo:rsid="001f0619"/>
    </style:style>
    <style:style style:name="T4" style:family="text">
      <style:text-properties officeooo:rsid="001f721e"/>
    </style:style>
    <style:style style:name="T5" style:family="text">
      <style:text-properties officeooo:rsid="00218781"/>
    </style:style>
    <style:style style:name="T6" style:family="text">
      <style:text-properties officeooo:rsid="00238027"/>
    </style:style>
    <style:style style:name="T7" style:family="text">
      <style:text-properties officeooo:rsid="002667b3"/>
    </style:style>
    <style:style style:name="T8" style:family="text">
      <style:text-properties officeooo:rsid="002803d3"/>
    </style:style>
    <style:style style:name="T9" style:family="text">
      <style:text-properties officeooo:rsid="002bb404"/>
    </style:style>
    <style:style style:name="T10" style:family="text">
      <style:text-properties officeooo:rsid="002bd9c7"/>
    </style:style>
    <style:style style:name="T11" style:family="text">
      <style:text-properties officeooo:rsid="002f7026"/>
    </style:style>
    <style:style style:name="T12" style:family="text">
      <style:text-properties officeooo:rsid="002f830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nutzerkonto erstellen</text:p>
      <text:p text:style-name="P1"/>
      <text:p text:style-name="P1">Um Elyoos benützen zu können, <text:span text:style-name="T11">wird</text:span> ein Benutzerkonto <text:span text:style-name="T11">benötigt</text:span>. Dieses <text:span text:style-name="T1">repräsentiert dich auf Elyoos.</text:span></text:p>
      <text:p text:style-name="P1"/>
      <text:p text:style-name="P3">Vernetzen</text:p>
      <text:p text:style-name="P2"/>
      <text:p text:style-name="P9">Nach dem ersten Login kannst du dich mit Anderen vernetzen. Das können deine Freunde<text:span text:style-name="T2"> sein</text:span> oder auch Personen welche du nicht direkt kennst, von deren Wissen du jedoch gerne profitieren möchtest. <text:span text:style-name="T3">Zudem ermöglicht dir diese Vernetzung den Inhalt von Elyoos gezielt nach dem zu filtern, was deine Kontakte empfehlen. </text:span></text:p>
      <text:p text:style-name="P9"/>
      <text:p text:style-name="P4">Beiträge erstellen</text:p>
      <text:p text:style-name="P10"/>
      <text:p text:style-name="P11">Zur Zeit können<text:span text:style-name="T4"> folgende Typen von</text:span> Beiträge<text:span text:style-name="T4">n erstellt werden: Blog, Bücher, Youtube Videos, Links auf Websites, Organisationen und Projekte. Erstellst du einen Beitrag, bist du der Administrator und nur du kannst diesen bearbeiten.</text:span></text:p>
      <text:p text:style-name="P11"/>
      <text:p text:style-name="P6">Beiträge liken</text:p>
      <text:p text:style-name="P13"/>
      <text:p text:style-name="P13"><text:span text:style-name="T11">Gefallen</text:span> dir <text:span text:style-name="T7">Beiträge</text:span>, kannst du diese liken. So können Andere von deinen Empfehlungen profitieren.</text:p>
      <text:p text:style-name="P10"/>
      <text:p text:style-name="P17">Projekte<text:span text:style-name="T11"> und </text:span>Organisationen</text:p>
      <text:p text:style-name="P12"/>
      <text:p text:style-name="P14">Projekte und Organisationen welche<text:span text:style-name="T8"> auf irgendeine Art</text:span> eine<text:span text:style-name="T5">n Beitrag zur</text:span> positive Entwicklung der Menschheit <text:span text:style-name="T5">leisten</text:span>, <text:span text:style-name="T6">sollen </text:span>auf Elyoos <text:span text:style-name="T6">vertreten sein</text:span>. Darunter verstehe ich, dass zum Beispiel ein Yoga<text:span text:style-name="T11">-</text:span>Studio, eine <text:span text:style-name="T5">alternative Schule, eine Naturheilpraxis, ein Geschäft mit nachhaltig produzierten Kleidern und so weiter mit diesen Beiträgen auf Elyoos abgebildet werden. Erstelle einen solchen Beitrag für dein Projekt oder deine Organisation falls du für den Social Media Auftritt zuständig bist.</text:span></text:p>
      <text:p text:style-name="P14"/>
      <text:p text:style-name="P7">Veranstaltungen</text:p>
      <text:p text:style-name="P7"/>
      <text:p text:style-name="P15"><text:span text:style-name="T10">Mit dieser Funktion erfährst du, welche</text:span> <text:span text:style-name="T9">Veranstaltungen zum Thema sozialer Wandel in deiner Umgebung stattfinden.</text:span></text:p>
      <text:p text:style-name="P15"/>
      <text:p text:style-name="P8">Übersichtskarte</text:p>
      <text:p text:style-name="P16"/>
      <text:p text:style-name="P16">Möchtest du <text:span text:style-name="T12">ein Ökodorf</text:span> finden? Oder herausfinden wo du <text:span text:style-name="T12">biologisch produzierte</text:span> <text:span text:style-name="T12">Nahrungsmittel</text:span> kaufen kannst? Kein Problem, schau auf der <text:span text:style-name="T12">K</text:span>arte nach und verschaffe dir einen Überblick über die Möglichkeiten in deiner Umgebung.</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4:54:10.117000000</meta:creation-date>
    <meta:generator>LibreOffice/5.2.5.1$Windows_x86 LibreOffice_project/0312e1a284a7d50ca85a365c316c7abbf20a4d22</meta:generator>
    <dc:date>2017-04-17T17:25:20.117000000</dc:date>
    <meta:editing-duration>PT3H53M36S</meta:editing-duration>
    <meta:editing-cycles>13</meta:editing-cycles>
    <meta:print-date>2017-04-17T16:44:29.097000000</meta:print-date>
    <meta:document-statistic meta:table-count="0" meta:image-count="0" meta:object-count="0" meta:page-count="1" meta:paragraph-count="14" meta:word-count="237" meta:character-count="1700" meta:non-whitespace-character-count="1476"/>
  </office:meta>
</office:document-meta>
</file>